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20.11.0 -->
  <office:font-face-decls>
    <style:font-face style:name="Calibri" svg:font-family="Calibri" style:font-pitch="variable" style:font-family-generic="swiss"/>
    <style:font-face style:name="Times New Roman" svg:font-family="Times New Roman" style:font-pitch="variable" style:font-family-generic="roman"/>
    <style:font-face style:name="Calibri Light" svg:font-family="Calibri Light" style:font-pitch="variable" style:font-family-generic="swiss"/>
  </office:font-face-decls>
  <office:automatic-styles>
    <style:style style:name="P1" style:family="paragraph" style:parent-style-name="Normal" style:master-page-name="Standard"/>
    <style:style style:name="T1_1" style:family="text">
      <style:text-properties fo:color="#ff0000" fo:font-size="12pt" style:font-size-asian="12pt" fo:font-weight="bold" style:font-weight-asian="bold"/>
    </style:style>
    <style:style style:name="P2" style:family="paragraph" style:parent-style-name="Normal"/>
    <style:style style:name="T2_1" style:family="text">
      <style:text-properties fo:language="es" fo:country="MX"/>
    </style:style>
  </office:automatic-styles>
  <office:body>
    <office:text>
      <text:p text:style-name="P1"><text:span text:style-name="T1_1">Evaluation<text:s/>Only.<text:s/>Created<text:s/>with<text:s/>Aspose.Words.<text:s/>Copyright<text:s/>2003-2020<text:s/>Aspose<text:s/>Pty<text:s/>Ltd.</text:span></text:p>
      <text:p text:style-name="P2"><text:span text:style-name="T2_1">hola</text:span><text:bookmark-start text:name="_GoBack"/><text:bookmark-end text:name="_GoBack"/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alibri" svg:font-family="Calibri" style:font-pitch="variable" style:font-family-generic="swiss"/>
    <style:font-face style:name="Times New Roman" svg:font-family="Times New Roman" style:font-pitch="variable" style:font-family-generic="roman"/>
    <style:font-face style:name="Calibri Light" svg:font-family="Calibri Light" style:font-pitch="variable" style:font-family-generic="swiss"/>
  </office:font-face-decls>
  <office:styles>
    <style:default-style style:family="paragraph">
      <style:paragraph-properties fo:line-height="108%" fo:orphans="2" fo:widows="2" style:tab-stop-distance="1.249cm"/>
      <style:text-properties style:use-window-font-color="true" style:font-name="Calibri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line-height="108%" fo:margin-bottom="0.282cm" fo:orphans="2" fo:widows="2"/>
      <style:text-properties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paragraph-properties fo:line-height="108%" fo:margin-bottom="0.282cm"/>
      <style:text-properties fo:font-size="11pt" style:font-size-asian="11pt" style:font-size-complex="11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3cm" fo:padding-right="0cm" fo:margin-right="3cm"/>
      <style:header-style>
        <style:header-footer-properties fo:min-height="1.251cm" style:dynamic-spacing="true"/>
      </style:header-style>
      <style:footer-style>
        <style:header-footer-properties fo:min-height="1.251cm" style:dynamic-spacing="true"/>
      </style:footer-style>
    </style:page-layout>
    <style:style style:name="P1" style:family="paragraph" style:parent-style-name="Normal" style:master-page-name="Standard"/>
    <style:style style:name="FR1" style:family="graphic" style:parent-style-name="Normal">
      <style:graphic-properties draw:stroke="none" draw:fill="none" draw:luminance="70%" draw:contrast="-70%" fo:border-top="none" fo:border-bottom="none" fo:border-left="none" fo:border-right="none" style:horizontal-pos="center" style:horizontal-rel="paragraph" style:vertical-pos="middle" style:vertical-rel="page-content" style:flow-with-text="false" style:wrap="run-through" style:run-through="foreground" draw:auto-grow-height="false" draw:auto-grow-width="false"/>
    </style:style>
    <style:style style:name="P2" style:family="paragraph" style:parent-style-name="Normal"/>
    <style:style style:name="T2_1" style:family="text">
      <style:text-properties fo:color="#ff0000" fo:font-size="12pt" style:font-size-asian="12pt" fo:font-weight="bold" style:font-weight-asian="bold"/>
    </style:style>
  </office:automatic-styles>
  <office:master-styles>
    <style:master-page style:name="Standard" style:page-layout-name="pm1">
      <style:header>
        <text:p text:style-name="P1"><draw:frame svg:x="0cm" svg:y="0cm" svg:width="15.589cm" svg:height="8.472cm" draw:style-name="FR1" text:anchor-type="char" draw:z-index="0"><draw:image xlink:href="Pictures/image1.png" xlink:type="simple" xlink:show="embed" xlink:actuate="onLoad"/></draw:frame></text:p>
      </style:header>
      <style:footer>
        <text:p text:style-name="P2"><text:span text:style-name="T2_1">Created<text:s/>with<text:s/>an<text:s/>evaluation<text:s/>copy<text:s/>of<text:s/>Aspose.Words.<text:s/>To<text:s/>discover<text:s/>the<text:s/>full<text:s/>versions<text:s/>of<text:s/>our<text:s/>APIs<text:s/>please<text:s/>visit:<text:s/>https://products.aspose.com/words/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20.11.0</meta:generator>
    <dc:title/>
    <meta:initial-creator>gabriel</meta:initial-creator>
    <meta:creation-date>2021-08-29T16:45:00</meta:creation-date>
    <dc:creator>gabriel</dc:creator>
    <dc:date>2021-08-29T16:45:00</dc:date>
    <meta:editing-cycles>2</meta:editing-cycles>
    <meta:document-statistic meta:page-count="1" meta:paragraph-count="1" meta:row-count="1" meta:word-count="0" meta:character-count="4" meta:non-whitespace-character-count="4"/>
  </office:meta>
</office:document-meta>
</file>